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Standard">
      <style:text-properties style:font-name="Droid Sans Fallback"/>
    </style:style>
    <style:style style:name="P3" style:family="paragraph" style:parent-style-name="Standard">
      <style:text-properties style:font-name="Droid Sans Fallback" officeooo:paragraph-rsid="00182446"/>
    </style:style>
    <style:style style:name="P4" style:family="paragraph" style:parent-style-name="Standard">
      <style:text-properties style:font-name="Droid Sans Fallback" officeooo:rsid="00182446" officeooo:paragraph-rsid="00182446"/>
    </style:style>
    <style:style style:name="P5" style:family="paragraph" style:parent-style-name="Standard">
      <style:paragraph-properties fo:text-align="start" style:justify-single-word="false" fo:padding="0.049cm" fo:border="0.06pt solid #d9d9e3"/>
      <style:text-properties style:font-name="Droid Sans Fallback"/>
    </style:style>
    <style:style style:name="P6" style:family="paragraph" style:parent-style-name="Standard">
      <style:paragraph-properties style:line-height-at-least="0.503cm"/>
      <style:text-properties fo:color="#d4d4d4" loext:opacity="100%" style:font-name="Droid Sans Mono" fo:font-size="10.5pt" fo:font-weight="normal" fo:background-color="#1e1e1e"/>
    </style:style>
    <style:style style:name="P7" style:family="paragraph" style:parent-style-name="Standard">
      <style:paragraph-properties fo:margin-top="0cm" fo:margin-bottom="0.499cm" style:contextual-spacing="false" style:line-height-at-least="0.503cm"/>
      <style:text-properties fo:color="#d4d4d4" loext:opacity="100%" style:font-name="Droid Sans Mono" fo:font-size="10.5pt" fo:font-weight="normal" fo:background-color="#1e1e1e"/>
    </style:style>
    <style:style style:name="P8" style:family="paragraph" style:parent-style-name="Standard">
      <style:paragraph-properties style:line-height-at-least="0.503cm"/>
      <style:text-properties fo:color="#d4d4d4" loext:opacity="100%" fo:background-color="#1e1e1e"/>
    </style:style>
    <style:style style:name="P9" style:family="paragraph" style:parent-style-name="Standard">
      <style:paragraph-properties style:line-height-at-least="0.503cm"/>
    </style:style>
    <style:style style:name="P10" style:family="paragraph" style:parent-style-name="Text_20_body">
      <style:paragraph-properties fo:padding="0.049cm" fo:border="0.06pt solid #d9d9e3"/>
    </style:style>
    <style:style style:name="P11" style:family="paragraph" style:parent-style-name="Text_20_body" style:list-style-name="L1">
      <style:paragraph-properties fo:padding="0.049cm" fo:border="0.06pt solid #d9d9e3"/>
    </style:style>
    <style:style style:name="P12" style:family="paragraph" style:parent-style-name="Text_20_body" style:list-style-name="L2">
      <style:paragraph-properties fo:padding="0.049cm" fo:border="0.06pt solid #d9d9e3"/>
    </style:style>
    <style:style style:name="P13" style:family="paragraph" style:parent-style-name="Text_20_body" style:list-style-name="L3">
      <style:paragraph-properties fo:padding="0.049cm" fo:border="0.06pt solid #d9d9e3"/>
    </style:style>
    <style:style style:name="P14" style:family="paragraph" style:parent-style-name="Text_20_body" style:list-style-name="L4">
      <style:paragraph-properties fo:padding="0.049cm" fo:border="0.06pt solid #d9d9e3"/>
    </style:style>
    <style:style style:name="P15" style:family="paragraph" style:parent-style-name="Text_20_body" style:list-style-name="L5">
      <style:paragraph-properties fo:padding="0.049cm" fo:border="0.06pt solid #d9d9e3"/>
    </style:style>
    <style:style style:name="P16" style:family="paragraph" style:parent-style-name="Text_20_body" style:list-style-name="L6">
      <style:paragraph-properties fo:padding="0.049cm" fo:border="0.06pt solid #d9d9e3"/>
    </style:style>
    <style:style style:name="P17" style:family="paragraph" style:parent-style-name="Text_20_body" style:list-style-name="L7">
      <style:paragraph-properties fo:padding="0.049cm" fo:border="0.06pt solid #d9d9e3"/>
    </style:style>
    <style:style style:name="P18" style:family="paragraph" style:parent-style-name="Text_20_body" style:list-style-name="L1">
      <style:paragraph-properties fo:margin-top="0cm" fo:margin-bottom="0cm" style:contextual-spacing="false" fo:padding="0.049cm" fo:border="0.06pt solid #d9d9e3"/>
      <style:text-properties style:font-name="Droid Sans Fallback"/>
    </style:style>
    <style:style style:name="P19" style:family="paragraph" style:parent-style-name="Text_20_body" style:list-style-name="L4">
      <style:paragraph-properties fo:padding="0.049cm" fo:border="0.06pt solid #d9d9e3"/>
      <style:text-properties style:font-name="Droid Sans Fallback" loext:padding="0.049cm" loext:border="0.06pt solid #d9d9e3"/>
    </style:style>
    <style:style style:name="P20" style:family="paragraph" style:parent-style-name="Text_20_body">
      <style:paragraph-properties fo:margin-top="0cm" fo:margin-bottom="0cm" style:contextual-spacing="false"/>
      <style:text-properties style:font-name="Droid Sans Fallback" loext:padding="0.049cm" loext:border="0.06pt solid #d9d9e3"/>
    </style:style>
    <style:style style:name="P21" style:family="paragraph" style:parent-style-name="Text_20_body" style:list-style-name="L6">
      <style:paragraph-properties fo:padding="0.049cm" fo:border="0.06pt solid #d9d9e3"/>
      <style:text-properties style:font-name="Droid Sans Fallback" loext:padding="0.049cm" loext:border="0.06pt solid #d9d9e3"/>
    </style:style>
    <style:style style:name="P22" style:family="paragraph" style:parent-style-name="Text_20_body">
      <style:paragraph-properties fo:padding="0.049cm" fo:border="0.06pt solid #d9d9e3"/>
      <style:text-properties style:font-name="Droid Sans Fallback"/>
    </style:style>
    <style:style style:name="P23" style:family="paragraph" style:parent-style-name="Text_20_body" style:list-style-name="L7">
      <style:paragraph-properties fo:margin-top="0cm" fo:margin-bottom="0cm" style:contextual-spacing="false" fo:padding="0.049cm" fo:border="0.06pt solid #d9d9e3"/>
      <style:text-properties style:font-name="Droid Sans Fallback"/>
    </style:style>
    <style:style style:name="P24" style:family="paragraph" style:parent-style-name="Text_20_body" style:list-style-name="L7">
      <style:paragraph-properties fo:padding="0.049cm" fo:border="0.06pt solid #d9d9e3"/>
      <style:text-properties style:font-name="Droid Sans Fallback"/>
    </style:style>
    <style:style style:name="P25" style:family="paragraph" style:parent-style-name="Text_20_body" style:list-style-name="L1">
      <style:paragraph-properties fo:margin-top="0cm" fo:margin-bottom="0cm" style:contextual-spacing="false" fo:padding="0.049cm" fo:border="0.06pt solid #d9d9e3"/>
      <style:text-properties style:font-name="Droid Sans Fallback" fo:background-color="#ffff00"/>
    </style:style>
    <style:style style:name="P26" style:family="paragraph" style:parent-style-name="Text_20_body">
      <style:paragraph-properties fo:text-align="center" style:justify-single-word="false" fo:padding="0.049cm" fo:border="0.06pt solid #d9d9e3"/>
    </style:style>
    <style:style style:name="T1" style:family="text">
      <style:text-properties loext:padding="0.049cm" loext:border="0.06pt solid #d9d9e3"/>
    </style:style>
    <style:style style:name="T2" style:family="text">
      <style:text-properties style:font-name="Droid Sans Fallback"/>
    </style:style>
    <style:style style:name="T3" style:family="text">
      <style:text-properties style:font-name="Droid Sans Fallback" loext:padding="0.049cm" loext:border="0.06pt solid #d9d9e3"/>
    </style:style>
    <style:style style:name="T4" style:family="text">
      <style:text-properties style:font-name="Droid Sans Fallback" fo:font-size="14pt" style:font-size-asian="14pt" style:font-size-complex="14pt" loext:padding="0.049cm" loext:border="0.06pt solid #d9d9e3"/>
    </style:style>
    <style:style style:name="T5" style:family="text">
      <style:text-properties style:font-name="Droid Sans Fallback" fo:font-size="14pt" fo:background-color="transparent" loext:char-shading-value="0" style:font-size-asian="14pt" style:font-size-complex="14pt" loext:padding="0.049cm" loext:border="0.06pt solid #d9d9e3"/>
    </style:style>
    <style:style style:name="T6" style:family="text">
      <style:text-properties style:font-name="Droid Sans Fallback" fo:font-size="14pt" fo:background-color="transparent" loext:char-shading-value="0" style:font-size-asian="14pt" style:font-size-complex="14pt" loext:padding="0.049cm" loext:border="0.06pt solid #d9d9e3"/>
    </style:style>
    <style:style style:name="T7" style:family="text">
      <style:text-properties style:font-name="Droid Sans Fallback" fo:background-color="#ffff00" loext:char-shading-value="0" loext:padding="0.049cm" loext:border="0.06pt solid #d9d9e3"/>
    </style:style>
    <style:style style:name="T8" style:family="text">
      <style:text-properties style:font-name="Droid Sans Fallback" fo:background-color="#ffff00" loext:char-shading-value="0" loext:padding="0.049cm" loext:border="0.06pt solid #d9d9e3"/>
    </style:style>
    <style:style style:name="T9" style:family="text">
      <style:text-properties style:font-name="Droid Sans Mono" fo:font-size="10.5pt" fo:font-weight="normal"/>
    </style:style>
    <style:style style:name="T10" style:family="text">
      <style:text-properties style:font-name="Droid Sans Mono" fo:font-size="10.5pt" fo:font-weight="normal" fo:background-color="transparent" loext:char-shading-value="0" style:font-size-asian="14pt" style:font-size-complex="14pt" loext:padding="0.049cm" loext:border="0.06pt solid #d9d9e3"/>
    </style:style>
    <style:style style:name="T11" style:family="text">
      <style:text-properties fo:color="#d4d4d4" loext:opacity="100%" style:font-name="Droid Sans Mono" fo:font-size="10.5pt" fo:font-weight="normal" style:font-size-asian="14pt" style:font-size-complex="14pt" loext:padding="0.049cm" loext:border="0.06pt solid #d9d9e3"/>
    </style:style>
    <style:style style:name="T12" style:family="text">
      <style:text-properties fo:color="#d4d4d4" loext:opacity="100%" style:font-name="Droid Sans Mono" fo:font-size="10.5pt" fo:font-weight="normal" fo:background-color="#1e1e1e" loext:char-shading-value="0" style:font-size-asian="14pt" style:font-size-complex="14pt" loext:padding="0.049cm" loext:border="0.06pt solid #d9d9e3"/>
    </style:style>
    <style:style style:name="T13" style:family="text">
      <style:text-properties fo:color="#d4d4d4" loext:opacity="100%" style:font-name="Droid Sans Mono" fo:font-size="10.5pt" fo:font-weight="normal" fo:background-color="transparent" loext:char-shading-value="0" style:font-size-asian="14pt" style:font-size-complex="14pt" loext:padding="0.049cm" loext:border="0.06pt solid #d9d9e3"/>
    </style:style>
    <style:style style:name="T14" style:family="text">
      <style:text-properties fo:color="#d4d4d4" loext:opacity="100%" style:font-name="Droid Sans Mono" fo:font-size="10.5pt" fo:font-weight="normal" fo:background-color="transparent" loext:char-shading-value="0" style:font-size-asian="14pt" style:font-size-complex="14pt"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Strong_20_Emphasis"><text:span text:style-name="T4">Table des Matières</text:span></text:span></text:p>
      <text:list xml:id="list1208652398" text:style-name="L1">
        <text:list-item>
          <text:p text:style-name="P11"><text:span text:style-name="Strong_20_Emphasis"><text:span text:style-name="T3">Présentation de l’entreprise</text:span></text:span></text:p>
        </text:list-item>
        <text:list-item>
          <text:p text:style-name="P11"><text:span text:style-name="Strong_20_Emphasis"><text:span text:style-name="T3">Présentation du Prestataire</text:span></text:span></text:p>
        </text:list-item>
        <text:list-item>
          <text:p text:style-name="P11"><text:span text:style-name="Strong_20_Emphasis"><text:span text:style-name="T3">Contexte</text:span></text:span></text:p>
        </text:list-item>
        <text:list-item>
          <text:p text:style-name="P11"><text:span text:style-name="Strong_20_Emphasis"><text:span text:style-name="T3">Objectifs</text:span></text:span></text:p>
        </text:list-item>
        <text:list-item>
          <text:p text:style-name="P11"><text:span text:style-name="Strong_20_Emphasis"><text:span text:style-name="T3">Notre Proposition</text:span></text:span></text:p>
        </text:list-item>
        <text:list-item>
          <text:p text:style-name="P11"><text:span text:style-name="Strong_20_Emphasis"><text:span text:style-name="T3">Les Rôles</text:span></text:span></text:p>
        </text:list-item>
        <text:list-item>
          <text:p text:style-name="P11"><text:span text:style-name="Strong_20_Emphasis"><text:span text:style-name="T3">Confidentialité</text:span></text:span></text:p>
        </text:list-item>
        <text:list-item>
          <text:p text:style-name="P11"><text:span text:style-name="Strong_20_Emphasis"><text:span text:style-name="T3">Sécurité</text:span></text:span></text:p>
        </text:list-item>
        <text:list-item>
          <text:p text:style-name="P11"><text:span text:style-name="Strong_20_Emphasis"><text:span text:style-name="T3">Notre Intervention</text:span></text:span></text:p>
        </text:list-item>
        <text:list-item>
          <text:p text:style-name="P11"><text:span text:style-name="Strong_20_Emphasis"><text:span text:style-name="T3">Arborescence</text:span></text:span></text:p>
          <text:list>
            <text:list-item>
              <text:p text:style-name="P25">Structure des onglets et sous-sections</text:p>
            </text:list-item>
            <text:list-item>
              <text:p text:style-name="P18">Navigation entre les pages</text:p>
            </text:list-item>
          </text:list>
        </text:list-item>
        <text:list-item>
          <text:p text:style-name="P11"><text:span text:style-name="Strong_20_Emphasis"><text:span text:style-name="T8">Intégration de Pages</text:span></text:span></text:p>
          <text:list>
            <text:list-item>
              <text:p text:style-name="P25">Contenu de chaque page</text:p>
            </text:list-item>
            <text:list-item>
              <text:p text:style-name="P25">Liens et interactions</text:p>
            </text:list-item>
          </text:list>
        </text:list-item>
        <text:list-item>
          <text:p text:style-name="P11"><text:span text:style-name="Strong_20_Emphasis"><text:span text:style-name="T3">Benchmarking Externe</text:span></text:span></text:p>
        </text:list-item>
        <text:list-item>
          <text:p text:style-name="P11"><text:span text:style-name="Strong_20_Emphasis"><text:span text:style-name="T3">UX Persona</text:span></text:span></text:p>
        </text:list-item>
        <text:list-item>
          <text:p text:style-name="P11"><text:span text:style-name="Strong_20_Emphasis"><text:span text:style-name="T3">Cible</text:span></text:span></text:p>
        </text:list-item>
        <text:list-item>
          <text:p text:style-name="P11"><text:span text:style-name="Strong_20_Emphasis"><text:span text:style-name="T3">Référencement</text:span></text:span></text:p>
        </text:list-item>
        <text:list-item>
          <text:p text:style-name="P11"><text:span text:style-name="Strong_20_Emphasis"><text:span text:style-name="T8">Communication</text:span></text:span></text:p>
          <text:list>
            <text:list-item>
              <text:p text:style-name="P25">Stratégie de communication en ligne</text:p>
            </text:list-item>
            <text:list-item>
              <text:p text:style-name="P25">Utilisation des réseaux sociaux</text:p>
            </text:list-item>
          </text:list>
        </text:list-item>
        <text:list-item>
          <text:p text:style-name="P11"><text:span text:style-name="Strong_20_Emphasis"><text:span text:style-name="T8">Design</text:span></text:span></text:p>
          <text:list>
            <text:list-item>
              <text:p text:style-name="P25">Thème visuel du site</text:p>
            </text:list-item>
            <text:list-item>
              <text:p text:style-name="P25">Choix des couleurs et des polices</text:p>
            </text:list-item>
            <text:list-item>
              <text:p text:style-name="P25">Adaptabilité aux appareils mobiles</text:p>
            </text:list-item>
          </text:list>
        </text:list-item>
        <text:list-item>
          <text:p text:style-name="P11"><text:span text:style-name="Strong_20_Emphasis"><text:span text:style-name="T3">Délai de Livraison</text:span></text:span></text:p>
        </text:list-item>
      </text:list>
      <text:p text:style-name="P1"><text:soft-page-break/><text:span text:style-name="Strong_20_Emphasis"><text:span text:style-name="T3"/></text:span></text:p>
      <text:p text:style-name="P1"><text:span text:style-name="Strong_20_Emphasis"><text:span text:style-name="T3">Présentation de l’entreprise "LSF Dico"</text:span></text:span></text:p>
      <text:list xml:id="list1273194548" text:style-name="L2">
        <text:list-item>
          <text:p text:style-name="P12"><text:span text:style-name="Emphasis"><text:span text:style-name="T3">Historique</text:span></text:span><text:span text:style-name="T2">: Fondée en 2022, "LSF Dico" est une association dynamique œuvrant pour l'inclusivité des personnes sourdes dans la société. Notre histoire commence avec un groupe passionné de personnes motivées par le désir de faciliter la communication entre les sourds et les entendants.</text:span></text:p>
        </text:list-item>
        <text:list-item>
          <text:p text:style-name="P12"><text:span text:style-name="Emphasis"><text:span text:style-name="T3">Missions et Valeurs</text:span></text:span><text:span text:style-name="T2">: Notre mission principale est de promouvoir la langue des signes française (LSF) comme moyen d'inclusion sociale. Nous visons à briser les barrières de communication en offrant des ressources éducatives, des cours interactifs, et en sensibilisant le grand public à la culture sourde. Nos valeurs reposent sur le respect, l'inclusion, et la diversité.</text:span></text:p>
        </text:list-item>
        <text:list-item>
          <text:p text:style-name="P12"><text:span text:style-name="Emphasis"><text:span text:style-name="T3">Public Cible</text:span></text:span><text:span text:style-name="T2">: "LSF Dico" s'adresse à un large public. Nous accueillons les personnes sourdes qui souhaitent approfondir leurs connaissances en LSF, les personnes non sourdes désireuses d'apprendre la langue des signes pour favoriser l'inclusivité, et toute personne intéressée par la richesse de la culture sourde.</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1"><text:span text:style-name="Strong_20_Emphasis"><text:span text:style-name="T3">Présentation du Prestataire "VAL's DEWEB"</text:span></text:span></text:p>
      <text:list xml:id="list1082035614" text:style-name="L3">
        <text:list-item>
          <text:p text:style-name="P13"><text:span text:style-name="Emphasis"><text:span text:style-name="T3">Expérience Professionnelle</text:span></text:span><text:span text:style-name="T2">: "VAL's DEWEB" est un prestataire avec une expérience de 3 mois dans le domaine du développement web. Notre parcours professionnel a débuté après une formation intensive à l'école SIMPLON.CO SUD MARSEILLE.</text:span></text:p>
        </text:list-item>
        <text:list-item>
          <text:p text:style-name="P13"><text:span text:style-name="Emphasis"><text:span text:style-name="T3">Formation à SIMPLON.CO</text:span></text:span><text:span text:style-name="T2">: Notre formation, encadrée par des experts renommés tels que Lionel et Cesaire, nous a permis d'acquérir des compétences solides en HTML, CSS et JavaScript. Les projets réalisés au cours de notre formation témoignent de notre engagement et de notre capacité à mettre en pratique les enseignements acquis.</text:span></text:p>
        </text:list-item>
        <text:list-item>
          <text:p text:style-name="P13"><text:span text:style-name="Emphasis"><text:span text:style-name="T3">Références de Projets</text:span></text:span><text:span text:style-name="T2">: Parmi nos réalisations, nous avons contribué à des projets variés mettant en œuvre des technologies web modernes. Ces expériences nous ont permis de développer une approche pragmatique et une maîtrise des outils nécessaires pour créer des solutions web innovantes et efficaces.</text:span></text:p>
        </text:list-item>
        <text:list-item>
          <text:p text:style-name="P13"><text:span text:style-name="Emphasis"><text:span text:style-name="T3">Méthodologie Pédagogique</text:span></text:span><text:span text:style-name="T2">: "VAL's DEWEB" privilégie une méthodologie de travail centrée sur la pédagogie active. Nous croyons en l'apprentissage continu, en nous adaptant constamment aux évolutions technologiques, et en mettant en place des solutions web conformes aux normes actuelles. Notre approche vise à créer des sites internet ergonomiques, esthétiques et fonctionnels.</text:span></text:p>
        </text:list-item>
      </text:list>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177754795" text:style-name="L4">
        <text:list-item>
          <text:p text:style-name="P14"><text:span text:style-name="Strong_20_Emphasis"><text:span text:style-name="T3">Contexte</text:span></text:span></text:p>
          <text:p text:style-name="P19">"LSF Dico" s'inscrit dans un contexte social où l'inclusivité et la diversité sont au cœur des préoccupations. Face à un besoin croissant d'intégration des personnes sourdes dans la société, notre association a été créée pour répondre à ces défis.</text:p>
          <text:list>
            <text:list-item>
              <text:p text:style-name="P14"><text:span text:style-name="Emphasis"><text:span text:style-name="T3">Mission</text:span></text:span><text:span text:style-name="T3">: Notre mission principale est de promouvoir l'inclusivité des personnes sourdes en facilitant l'apprentissage de la Langue des Signes Française (LSF). Nous nous engageons également à sensibiliser le public non-sourd à la richesse de la langue des signes et à créer un environnement favorisant la communication et la compréhension mutuelle.</text:span></text:p>
            </text:list-item>
            <text:list-item>
              <text:p text:style-name="P14"><text:span text:style-name="Emphasis"><text:span text:style-name="T3">Public Ciblé</text:span></text:span><text:span text:style-name="T3">: "LSF Dico" s'adresse à un public diversifié. D'une part, nous accompagnons les personnes sourdes désirant approfondir leur maîtrise de la LSF. D'autre part, notre action s'étend aux individus non-sourds souhaitant apprendre la LSF, favorisant ainsi </text:span><text:soft-page-break/><text:span text:style-name="T3">une meilleure interaction et compréhension entre les communautés.</text:span></text:p>
            </text:list-item>
            <text:list-item>
              <text:p text:style-name="P14"><text:span text:style-name="Emphasis"><text:span text:style-name="T3">Éducation et Sensibilisation</text:span></text:span><text:span text:style-name="T3">: Dans ce contexte, "LSF Dico" se positionne comme un acteur clé dans la promotion d'une société inclusive. Nous aspirons à éduquer et sensibiliser le plus grand nombre aux réalités des personnes sourdes, tout en offrant des outils éducatifs modernes pour l'apprentissage de la LSF.</text:span></text:p>
            </text:list-item>
          </text:list>
        </text:list-item>
      </text:list>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pan text:style-name="Strong_20_Emphasis"><text:span text:style-name="T3">Objectifs</text:span></text:span></text:p>
      <text:p text:style-name="P22">Les objectifs de "LSF Dico" s'articulent autour de notre vision d'une société inclusive et de la promotion de la Langue des Signes Française (LSF) comme moyen d'expression et de communication.</text:p>
      <text:list xml:id="list617171849" text:style-name="L5">
        <text:list-item>
          <text:p text:style-name="P15"><text:span text:style-name="Strong_20_Emphasis"><text:span text:style-name="T3">Promouvoir l'Inclusivité</text:span></text:span><text:span text:style-name="T2">: Notre première ambition est de contribuer activement à l'inclusivité sociale en favorisant une meilleure compréhension et communication entre les personnes sourdes et non-sourdes.</text:span></text:p>
        </text:list-item>
        <text:list-item>
          <text:p text:style-name="P15"><text:soft-page-break/><text:span text:style-name="Strong_20_Emphasis"><text:span text:style-name="T3">Faciliter l'Apprentissage de la LSF</text:span></text:span><text:span text:style-name="T2">: Nous visons à fournir des ressources éducatives accessibles pour permettre aux personnes sourdes d'approfondir leur connaissance de la LSF et aux non-sourds d'apprendre cette langue unique.</text:span></text:p>
        </text:list-item>
        <text:list-item>
          <text:p text:style-name="P15"><text:span text:style-name="Strong_20_Emphasis"><text:span text:style-name="T3">Sensibiliser le Public</text:span></text:span><text:span text:style-name="T2">: Nous nous engageons à sensibiliser le grand public à la réalité des personnes sourdes, à déconstruire les préjugés et à encourager une communication inclusive.</text:span></text:p>
        </text:list-item>
        <text:list-item>
          <text:p text:style-name="P15"><text:span text:style-name="Strong_20_Emphasis"><text:span text:style-name="T3">Développer des Outils Pédagogiques Modernes</text:span></text:span><text:span text:style-name="T2">: "LSF Dico" s'efforce d'intégrer les nouvelles technologies pour créer des outils pédagogiques modernes, interactifs et adaptés à différents niveaux d'apprentissage.</text:span></text:p>
        </text:list-item>
        <text:list-item>
          <text:p text:style-name="P15"><text:span text:style-name="Strong_20_Emphasis"><text:span text:style-name="T3">Établir des Partenariats</text:span></text:span><text:span text:style-name="T2">: Nous cherchons à établir des partenariats avec des organisations partageant nos valeurs afin d'élargir notre impact et d'encourager des initiatives conjointes en faveur de l'inclusivité.</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01038540" text:style-name="L6">
        <text:list-item>
          <text:p text:style-name="P16"><text:span text:style-name="Strong_20_Emphasis"><text:span text:style-name="T3">Notre Proposition</text:span></text:span></text:p>
          <text:p text:style-name="P21"><text:soft-page-break/>"LSF Dico" propose une approche complète et innovante pour atteindre nos objectifs d'inclusivité et de promotion de la LSF. Notre proposition repose sur plusieurs piliers essentiels :</text:p>
          <text:list>
            <text:list-item>
              <text:p text:style-name="P16"><text:span text:style-name="Strong_20_Emphasis"><text:span text:style-name="T3">Plateforme Interactive</text:span></text:span><text:span text:style-name="T3">: Nous développerons une plateforme en ligne interactive offrant des cours de LSF adaptés à différents niveaux. Cette plateforme permettra aux utilisateurs de suivre des leçons, de participer à des exercices pratiques et d'interagir avec d'autres apprenants.</text:span></text:p>
            </text:list-item>
            <text:list-item>
              <text:p text:style-name="P16"><text:span text:style-name="Strong_20_Emphasis"><text:span text:style-name="T3">Contenu Riche et Diversifié</text:span></text:span><text:span text:style-name="T3">: Notre équipe travaillera à la création de contenus riches et diversifiés, allant des vidéos éducatives aux jeux interactifs, afin de rendre l'apprentissage de la LSF aussi agréable et accessible que possible.</text:span></text:p>
            </text:list-item>
            <text:list-item>
              <text:p text:style-name="P16"><text:span text:style-name="Strong_20_Emphasis"><text:span text:style-name="T3">Accompagnement Personnalisé</text:span></text:span><text:span text:style-name="T3">: Nous proposons un suivi personnalisé pour les apprenants, avec des sessions de questions-réponses en direct, des forums de discussion et un accès à des enseignants de LSF qualifiés.</text:span></text:p>
            </text:list-item>
            <text:list-item>
              <text:p text:style-name="P16"><text:span text:style-name="Strong_20_Emphasis"><text:span text:style-name="T3">Événements et Sensibilisation</text:span></text:span><text:span text:style-name="T3">: "LSF Dico" organisera des événements réguliers visant à sensibiliser le public à la culture des sourds, promouvant ainsi une compréhension mutuelle et l'inclusivité.</text:span></text:p>
            </text:list-item>
            <text:list-item>
              <text:p text:style-name="P16"><text:span text:style-name="Strong_20_Emphasis"><text:span text:style-name="T3">Accessibilité Universelle</text:span></text:span><text:span text:style-name="T3">: Notre plateforme sera conçue pour être accessible à tous, en mettant en œuvre les meilleures pratiques d'accessibilité Web pour garantir une expérience fluide pour chacun, quels que soient leurs besoins spécifiques.</text:span></text:p>
            </text:list-item>
          </text:list>
        </text:list-item>
      </text:list>
      <text:p text:style-name="P20"/>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0"><text:span text:style-name="Strong_20_Emphasis"><text:span text:style-name="T3">Les Rôles</text:span></text:span></text:p>
      <text:list xml:id="list1480867902" text:style-name="L7">
        <text:list-item>
          <text:p text:style-name="P17"><text:span text:style-name="Strong_20_Emphasis"><text:span text:style-name="T3">Responsabilités de l'Entreprise Cliente:</text:span></text:span></text:p>
          <text:list>
            <text:list-item>
              <text:p text:style-name="P23">Fournir des informations et des retours nécessaires.</text:p>
            </text:list-item>
            <text:list-item>
              <text:p text:style-name="P23">Collaborer étroitement avec l'équipe projet.</text:p>
            </text:list-item>
            <text:list-item>
              <text:p text:style-name="P23">Valider les grandes étapes du développement.</text:p>
            </text:list-item>
          </text:list>
        </text:list-item>
        <text:list-item>
          <text:p text:style-name="P17"><text:span text:style-name="Strong_20_Emphasis"><text:span text:style-name="T3">Responsabilités du Prestataire (Chef de Projet - Valentin Mezin):</text:span></text:span></text:p>
          <text:list>
            <text:list-item>
              <text:p text:style-name="P23">Maquetage, réalisation, maintenance.</text:p>
            </text:list-item>
            <text:list-item>
              <text:p text:style-name="P23">Partie front-end.</text:p>
            </text:list-item>
            <text:list-item>
              <text:p text:style-name="P24">Garantir un accès pour tous les utilisateurs.</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onfidentialité </text:p>
      <text:p text:style-name="P3"/>
      <text:p text:style-name="P3">Le prestataire est tenu au secret professionnel absolu et s'engage à ne communiquer, à aucun tiers, toute indication sur les travaux et études effectués. Le prestataire s’engage en outre à ne divulguer en aucune façon les indications que l’on pourrait recueillir du fait de ses missions.</text:p>
      <text:p text:style-name="P3"/>
      <text:p text:style-name="P3"/>
      <text:p text:style-name="P3"/>
      <text:p text:style-name="P3">Sécurité</text:p>
      <text:p text:style-name="P3"/>
      <text:p text:style-name="P3"><text:s/>Le Site Web sera sécurisé pour parer à d’éventuelles tentatives de piratage (hors intrusion ou panne sur le serveur de l’hébergeur). Tous les tests nécessaires seront effectués pour que le site web soit parfaitement fonctionnel et durable dans le temps.</text:p>
      <text:p text:style-name="P3"/>
      <text:p text:style-name="P3"/>
      <text:p text:style-name="P3"/>
      <text:p text:style-name="P3">Notre intervention</text:p>
      <text:p text:style-name="P3"/>
      <text:p text:style-name="P3"><text:s/>Après analyse et retour de l’étude de la concurrence, notre choix s’est axé sur une programmation procédurale utilisant les différents langages du web: ● Structure et visuel avec Html5 et Css3; ● Animation avec Javascript ● Manipulation des données et sécurité avec SQL et PHP. Ce choix est motivé par un soucis de rapidité des chargements de pages, ainsi que de légèreté du site pour l’hébergeur </text:p>
      <text:p text:style-name="P3"/>
      <text:p text:style-name="P3"/>
      <text:p text:style-name="P3"/>
      <text:p text:style-name="P3"/>
      <text:p text:style-name="P3"><text:soft-page-break/></text:p>
      <text:p text:style-name="P3"/>
      <text:p text:style-name="P4">Arborescence : </text:p>
      <text:p text:style-name="P3"/>
      <text:p text:style-name="P3">- Page d'accueil</text:p>
      <text:p text:style-name="P3"><text:s text:c="4"/>- Point central du site, offre une navigation intuitive vers différentes sections.</text:p>
      <text:p text:style-name="P3"><text:s text:c="4"/></text:p>
      <text:p text:style-name="P3"><text:s text:c="4"/>- Cours de Base</text:p>
      <text:p text:style-name="P3"><text:s text:c="8"/>- Propose des vidéos de cours pour apprendre les bases de la langue des signes.</text:p>
      <text:p text:style-name="P3"><text:s text:c="4"/></text:p>
      <text:p text:style-name="P3"><text:s text:c="4"/>- Culture des Sourds en France</text:p>
      <text:p text:style-name="P3"><text:s text:c="8"/>- Explore la culture des sourds en France à travers des vidéos et des articles informatifs.</text:p>
      <text:p text:style-name="P3"><text:s text:c="4"/></text:p>
      <text:p text:style-name="P3"><text:s text:c="4"/>- Qui sommes-nous?</text:p>
      <text:p text:style-name="P3">- Présente l'association "LSF Dico" et son équipe, ainsi que sa mission et ses valeurs.</text:p>
      <text:p text:style-name="P3"/>
      <text:p text:style-name="P3"/>
      <text:p text:style-name="P3"/>
      <text:p text:style-name="P3"/>
      <text:p text:style-name="P3"/>
      <text:p text:style-name="P3"/>
      <text:p text:style-name="P3"/>
      <text:p text:style-name="P3"/>
      <text:p text:style-name="P3"/>
      <text:p text:style-name="P3"/>
      <text:p text:style-name="P3">- Notre Intervention</text:p>
      <text:p text:style-name="P3"/>
      <text:p text:style-name="P3"><text:s text:c="4"/>- Phases de Développement</text:p>
      <text:p text:style-name="P3"><text:s text:c="8"/>- Conception et Maquettage</text:p>
      <text:p text:style-name="P3"><text:s text:c="12"/>- Définition de l'architecture du site et création de maquettes visuelles.</text:p>
      <text:p text:style-name="P3"><text:s text:c="8"/></text:p>
      <text:p text:style-name="P3"><text:s text:c="8"/>- Développement Front-End</text:p>
      <text:p text:style-name="P3"><text:s text:c="12"/>- Mise en place de l'interface utilisateur avec HTML, CSS, et JavaScript.</text:p>
      <text:p text:style-name="P3"><text:s text:c="8"/></text:p>
      <text:p text:style-name="P3"><text:s text:c="8"/>- Intégration de Contenu</text:p>
      <text:p text:style-name="P3"><text:s text:c="12"/>- Ajout des vidéos de cours et du contenu relatif à la culture des sourds.</text:p>
      <text:p text:style-name="P3"><text:s text:c="8"/></text:p>
      <text:p text:style-name="P3"><text:s text:c="8"/>- Test et Validation</text:p>
      <text:p text:style-name="P3"><text:s text:c="12"/>- Vérification de la fonctionnalité du site à chaque étape du développement.</text:p>
      <text:p text:style-name="P3"><text:s text:c="4"/></text:p>
      <text:p text:style-name="P3"><text:s text:c="4"/>- Test de Validation</text:p>
      <text:p text:style-name="P3"><text:s text:c="8"/>- Tests Utilisateurs</text:p>
      <text:p text:style-name="P3"><text:soft-page-break/><text:s text:c="12"/>- Implémentation de sessions de test avec des utilisateurs représentant le public cible.</text:p>
      <text:p text:style-name="P3"><text:s text:c="8"/></text:p>
      <text:p text:style-name="P3"><text:s text:c="8"/>- Rétroaction et Corrections</text:p>
      <text:p text:style-name="P3">- Analyse des retours des utilisateurs et mise en place des corrections nécessaires.</text:p>
      <text:p text:style-name="P3"/>
      <text:p text:style-name="P3"/>
      <text:p text:style-name="P3"/>
      <text:p text:style-name="P3"/>
      <text:p text:style-name="P3"/>
      <text:p text:style-name="P3"/>
      <text:p text:style-name="P3"/>
      <text:p text:style-name="P3">12 - Benchmarking Externe : Étude Concurrentielle</text:p>
      <text:p text:style-name="P3"/>
      <text:p text:style-name="P3"><text:s text:c="4"/>- Site Similaire Existant : Le Dico Elix</text:p>
      <text:p text:style-name="P3"><text:s text:c="8"/>- Point Fort</text:p>
      <text:p text:style-name="P3"><text:s text:c="12"/>- Présence sur le marché depuis une période plus longue.</text:p>
      <text:p text:style-name="P3"><text:s text:c="12"/>- Large librairie de signes avec plus de 2500 éléments de vocabulaire.</text:p>
      <text:p text:style-name="P3"><text:s text:c="8"/></text:p>
      <text:p text:style-name="P3"><text:s text:c="8"/>- Point Faible</text:p>
      <text:p text:style-name="P3"><text:s text:c="12"/>- Interface utilisateur sympathique mais basique.</text:p>
      <text:p text:style-name="P3">- Absence de contenu axé sur la culture des sourds.</text:p>
      <text:p text:style-name="P3"/>
      <text:p text:style-name="P3"/>
      <text:p text:style-name="P3"/>
      <text:p text:style-name="P3">13 - UX Persona : Profil des Utilisateurs et Attentes</text:p>
      <text:p text:style-name="P3"/>
      <text:p text:style-name="P3"><text:s text:c="4"/>- Profil des Utilisateurs du Site</text:p>
      <text:p text:style-name="P3"><text:s text:c="8"/>- Personnes Sourdes</text:p>
      <text:p text:style-name="P3"><text:s text:c="8"/>- Personnes Non-Sourdes Désirant Apprendre la Langue des Signes Française</text:p>
      <text:p text:style-name="P3"/>
      <text:p text:style-name="P3"><text:s text:c="4"/>- Attentes et Besoins Spécifiques</text:p>
      <text:p text:style-name="P3"><text:s text:c="8"/>- Personnes Sourdes</text:p>
      <text:p text:style-name="P3"><text:s text:c="12"/>- Accéder facilement à des ressources éducatives en langue des signes.</text:p>
      <text:p text:style-name="P3"><text:s text:c="12"/>- Trouver des informations culturelles sur la communauté sourde en France.</text:p>
      <text:p text:style-name="P3"><text:s text:c="8"/></text:p>
      <text:p text:style-name="P3"><text:s text:c="8"/>- Personnes Non-Sourdes Désirant Apprendre la Langue des Signes Française</text:p>
      <text:p text:style-name="P3"><text:s text:c="12"/>- Accéder à des cours interactifs pour apprendre la langue des signes.</text:p>
      <text:p text:style-name="P3">- Obtenir des informations culturelles pour mieux comprendre la communauté sourde.</text:p>
      <text:p text:style-name="P3"/>
      <text:p text:style-name="P3"/>
      <text:p text:style-name="P3"><text:soft-page-break/></text:p>
      <text:p text:style-name="P3"/>
      <text:p text:style-name="P3">14 - Audience Principale et Audience Secondaire</text:p>
      <text:p text:style-name="P3"/>
      <text:p text:style-name="P3"><text:s text:c="4"/>- Audience Principale</text:p>
      <text:p text:style-name="P3"><text:s text:c="8"/>- Personnes Désirant Apprendre la Langue des Signes Française</text:p>
      <text:p text:style-name="P3"><text:s text:c="12"/>- Les personnes non-sourdes cherchant à acquérir des compétences en LSQ.</text:p>
      <text:p text:style-name="P3"><text:s text:c="12"/>- Les personnes sourdes cherchant à approfondir leurs connaissances en LSQ.</text:p>
      <text:p text:style-name="P3"/>
      <text:p text:style-name="P3"><text:s text:c="4"/>- Audience Secondaire</text:p>
      <text:p text:style-name="P3"><text:s text:c="8"/>- Professionnels du Domaine de l'Éducation</text:p>
      <text:p text:style-name="P3"><text:s text:c="12"/>- Enseignants et éducateurs cherchant à enseigner la LSQ.</text:p>
      <text:p text:style-name="P3"><text:s text:c="8"/>- Passionnés de Langues et de Cultures</text:p>
      <text:p text:style-name="P3">- Individus intéressés par la diversité linguistique et culturelle.</text:p>
      <text:p text:style-name="P3"/>
      <text:p text:style-name="P3"/>
      <text:p text:style-name="P3"/>
      <text:p text:style-name="P3"/>
      <text:p text:style-name="P3"/>
      <text:p text:style-name="P3">15 - Référencement : SEO et Mots-Clés</text:p>
      <text:p text:style-name="P3"/>
      <text:p text:style-name="P3"><text:s text:c="4"/>- SEO (Optimisation pour les Moteurs de Recherche)</text:p>
      <text:p text:style-name="P3"><text:s text:c="8"/>- Mise en place de bonnes pratiques d'optimisation pour améliorer la visibilité du site.</text:p>
      <text:p text:style-name="P3"><text:s text:c="8"/>- Utilisation de balises méta, balises d'en-tête, et URL conviviales.</text:p>
      <text:p text:style-name="P3"><text:s text:c="8"/>- Création de contenu de qualité et adapté aux besoins de l'audience.</text:p>
      <text:p text:style-name="P3"/>
      <text:p text:style-name="P3"><text:s text:c="4"/>- Mots-Clés</text:p>
      <text:p text:style-name="P3"><text:s text:c="8"/>- Recherche approfondie des mots-clés pertinents liés à la langue des signes.</text:p>
      <text:p text:style-name="P3"><text:s text:c="8"/>- Utilisation stratégique de ces mots-clés dans le contenu du site.</text:p>
      <text:p text:style-name="P3">- Suivi et ajustement réguliers pour rester en phase avec les tendances de recherche.</text:p>
      <text:p text:style-name="P3"/>
      <text:p text:style-name="P3"/>
      <text:p text:style-name="P3"/>
      <text:p text:style-name="P3"/>
      <text:p text:style-name="P3">18 - Délai de Livraison</text:p>
      <text:p text:style-name="P3"/>
      <text:p text:style-name="P3"><text:s text:c="4"/>- Le projet sera livré dans un délai de 4 jours à compter du début du développement.</text:p>
      <text:p text:style-name="P3"><text:s text:c="4"/>- Ce délai comprend la mise en place de toutes les fonctionnalités, le design, et les tests nécessaires pour assurer un site web pleinement opérationn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0:24:21.918903807</meta:creation-date>
    <dc:date>2023-11-27T11:36:18.741182560</dc:date>
    <meta:editing-duration>PT3M28S</meta:editing-duration>
    <meta:editing-cycles>1</meta:editing-cycles>
    <meta:document-statistic meta:table-count="0" meta:image-count="0" meta:object-count="0" meta:page-count="12" meta:paragraph-count="146" meta:word-count="1748" meta:character-count="11910" meta:non-whitespace-character-count="9882"/>
    <meta:generator>LibreOffice/7.3.7.2$Linux_X86_64 LibreOffice_project/30$Build-2</meta:generator>
  </office:meta>
</office:document-meta>
</file>